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Pictures/2000000E000000DF000000DF91EAE0FC84615028.svm" manifest:media-type="image/x-svm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Pictures/2000000E000000DF000000DF91EAE0FC84615028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06000000DD000000DD6EBD614212C0DECD.svm" manifest:media-type="image/x-svm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 style:vertical-align="automatic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137">
      <style:table-cell-properties style:vertical-align="top"/>
    </style:style>
    <style:style style:name="ce11" style:family="table-cell" style:parent-style-name="Default" style:data-style-name="N137"/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6.5cm" svg:height="1.5cm" svg:x="7.696cm" svg:y="8.67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.794cm" svg:height="6.763cm" svg:x="23.318cm" svg:y="3.172cm">
            <draw:object draw:notify-on-update-of-ranges="Лист1.A11:Лист1.A15 Лист1.B11:Лист1.B15 Лист1.B11:Лист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1.041cm" svg:height="6.21cm" svg:x="23.382cm" svg:y="13.859cm">
            <draw:object draw:notify-on-update-of-ranges="Лист1.A32:Лист1.A37 Лист1.B32:Лист1.B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0.418cm" svg:height="5.86cm" svg:x="23.416cm" svg:y="22.77cm">
            <draw:object draw:notify-on-update-of-ranges="Лист1.A50:Лист1.A57 Лист1.B50:Лист1.B5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8</text:p>
          </table:table-cell>
          <table:covered-table-cell table:number-columns-repeated="9"/>
        </table:table-row>
        <table:table-row table:style-name="ro1">
          <table:table-cell office:value-type="string" calcext:value-type="string" table:number-columns-spanned="10" table:number-rows-spanned="1">
            <text:p>Расчёт корреляционной зависимости между случайными величинами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ценить корреляционные связи в следующих задачах</text:p>
          </table:table-cell>
          <table:covered-table-cell table:number-columns-repeated="8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>
            <text:p>Задача №1</text:p>
          </table:table-cell>
          <table:table-cell table:style-name="ce8" office:value-type="string" calcext:value-type="string" table:number-columns-spanned="9" table:number-rows-spanned="1">
            <text:p>Исследователь хочет определить, существует ли связь между возрастом человека и тем, сколько часов в день он или она смотрит телевизор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Кол-во часов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3.9" calcext:value-type="float">
            <text:p>3,9</text:p>
          </table:table-cell>
          <table:table-cell table:number-columns-repeated="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style-name="ce5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5"/>
          <table:table-cell table:style-name="ce10" table:formula="of:=CORREL([.A11:.A15]; [.B11:.B15])" office:value-type="float" office:value="-0.916189614817224" calcext:value-type="float">
            <text:p>-0,916</text:p>
          </table:table-cell>
          <table:table-cell table:style-name="ce12" office:value-type="string" calcext:value-type="string" table:number-columns-spanned="7" table:number-rows-spanned="1">
            <text:p>→ Очень сильная отрицательная связь. Коэффициент рассчитывался по следующей формуле:</text:p>
          </table:table-cell>
          <table:covered-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часов за просмотром телевизора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4">
          <table:table-cell table:style-name="ce2" office:value-type="string" calcext:value-type="string">
            <text:p>Задача №2</text:p>
          </table:table-cell>
          <table:table-cell table:style-name="ce9" office:value-type="string" calcext:value-type="string" table:number-columns-spanned="9" table:number-rows-spanned="1">
            <text:p>Менеджер магазина хотел бы узнать существует ли какая-либо связь между возрастом работников и количеством больничных, которые они берут каждый год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Возраст</text:p>
          </table:table-cell>
          <table:table-cell table:style-name="ce3" office:value-type="string" calcext:value-type="string">
            <text:p>Дни болезни</text:p>
          </table:table-cell>
          <table:table-cell table:number-columns-repeated="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5"/>
          <table:table-cell table:style-name="ce10" table:formula="of:=CORREL([.A32:.A37]; [.B32:.B37])" office:value-type="float" office:value="-0.979079641232849" calcext:value-type="float">
            <text:p>-0,979</text:p>
          </table:table-cell>
          <table:table-cell table:style-name="ce13" office:value-type="string" calcext:value-type="string" table:number-columns-spanned="7" table:number-rows-spanned="1">
            <text:p>→ Очень сильная отрица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5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-1, то связь между возрастом и количеством больничных очень сильная отрицательная.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 office:value-type="string" calcext:value-type="string">
            <text:p>Задача №3</text:p>
          </table:table-cell>
          <table:table-cell office:value-type="string" calcext:value-type="string" table:number-columns-spanned="9" table:number-rows-spanned="1">
            <text:p>Преподавателю необходимо узнать, какова связь между IQ студента и его успеваемостью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IQ</text:p>
          </table:table-cell>
          <table:table-cell table:style-name="ce3" office:value-type="string" calcext:value-type="string">
            <text:p>Средний балл</text:p>
          </table:table-cell>
          <table:table-cell table:number-columns-repeated="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7" calcext:value-type="float">
            <text:p>2,7</text:p>
          </table:table-cell>
          <table:table-cell table:number-columns-repeated="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.4" calcext:value-type="float">
            <text:p>3,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 table:number-columns-spanned="2" table:number-rows-spanned="1">
            <text:p>Коэффициент корреляции (r)</text:p>
          </table:table-cell>
          <table:covered-table-cell table:style-name="ce5"/>
          <table:table-cell table:style-name="ce10" table:formula="of:=CORREL([.A50:.A57]; [.B50:.B57])" office:value-type="float" office:value="0.715726066028124" calcext:value-type="float">
            <text:p>0,716</text:p>
          </table:table-cell>
          <table:table-cell table:style-name="ce13" office:value-type="string" calcext:value-type="string" table:number-columns-spanned="7" table:number-rows-spanned="1">
            <text:p>→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Вывод:</text:p>
          </table:table-cell>
          <table:table-cell office:value-type="string" calcext:value-type="string" table:number-columns-spanned="9" table:number-rows-spanned="1">
            <text:p>Так как значение коэффициента корреляции близко к 1, то связь между IQ и средним баллом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4">
          <table:table-cell table:style-name="ce2" office:value-type="string" calcext:value-type="string">
            <text:p>Задача №4</text:p>
          </table:table-cell>
          <table:table-cell table:style-name="ce9" office:value-type="string" calcext:value-type="string" table:number-columns-spanned="9" table:number-rows-spanned="1">
            <text:p>Офис-менеджер хочет определить, есть ли связь между тем, сколько лет уже прослужила копировальная машина, и тем, во сколько обходится ее ремонтное обслуживание в течение месяца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4">
          <table:table-cell table:style-name="ce6" office:value-type="string" calcext:value-type="string">
            <text:p>Возраст ксерокса</text:p>
          </table:table-cell>
          <table:table-cell table:style-name="ce6" office:value-type="string" calcext:value-type="string">
            <text:p>Стоимость обслуживания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2" table:number-rows-spanned="1">
            <text:p>Коэффициент корреляции (r)</text:p>
          </table:table-cell>
          <table:covered-table-cell/>
          <table:table-cell table:style-name="ce11" office:value-type="float" office:value="0.715726066028124" calcext:value-type="float">
            <text:p>0,716</text:p>
          </table:table-cell>
          <table:table-cell table:style-name="ce14" office:value-type="string" calcext:value-type="string" table:number-columns-spanned="7" table:number-rows-spanned="1">
            <text:p>→ Очень сильная положительная связь</text:p>
          </table:table-cell>
          <table:covered-table-cell table:number-columns-repeated="6"/>
        </table:table-row>
        <table:table-row table:style-name="ro1">
          <table:table-cell table:number-columns-repeated="10"/>
        </table:table-row>
        <table:table-row table:style-name="ro4">
          <table:table-cell table:style-name="ce2" office:value-type="string" calcext:value-type="string">
            <text:p>Вывод:</text:p>
          </table:table-cell>
          <table:table-cell table:style-name="ce9" office:value-type="string" calcext:value-type="string" table:number-columns-spanned="9" table:number-rows-spanned="1">
            <text:p>Так как значение коэффициента корреляции близко к 1, то связь между возрастом ксерокса и стоимостью обслуживания очень сильная положительная</text:p>
          </table:table-cell>
          <table:covered-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4">
          <table:table-cell table:style-name="ce2" office:value-type="string" calcext:value-type="string">
            <text:p>Заключение:</text:p>
          </table:table-cell>
          <table:table-cell table:style-name="ce9" office:value-type="string" calcext:value-type="string" table:number-columns-spanned="9" table:number-rows-spanned="1">
            <text:p>В каждой задаче был вычислен коэффициент корреляции, были выявлены сильные и очень сильные положительные и отрицательные связи, по этим данным были пострены точечные графики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3">
      <number:number number:decimal-places="9" number:min-decimal-places="9" number:min-integer-digits="1"/>
    </number:number-style>
    <number:number-style style:name="N144">
      <number:number number:decimal-places="8" number:min-decimal-places="8" number:min-integer-digits="1"/>
    </number:number-style>
    <number:number-style style:name="N145">
      <number:number number:decimal-places="7" number:min-decimal-places="7" number:min-integer-digits="1"/>
    </number:number-style>
    <number:number-style style:name="N146">
      <number:number number:decimal-places="6" number:min-decimal-places="6" number:min-integer-digits="1"/>
    </number:number-style>
    <number:number-style style:name="N147">
      <number:number number:decimal-places="5" number:min-decimal-places="5" number:min-integer-digits="1"/>
    </number:number-style>
    <number:number-style style:name="N14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4:39:49.847943741</meta:creation-date>
    <dc:date>2023-03-16T15:43:30.936108149</dc:date>
    <meta:editing-duration>PT1H3M40S</meta:editing-duration>
    <meta:editing-cycles>6</meta:editing-cycles>
    <meta:generator>LibreOffice/7.5.1.2$Linux_X86_64 LibreOffice_project/fcbaee479e84c6cd81291587d2ee68cba099e129</meta:generator>
    <meta:document-statistic meta:table-count="1" meta:cell-count="95" meta:object-count="4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row>
          <mrow>
            <mo stretchy="false">∑</mo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i>y</mi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</mrow>
        <msqrt>
          <mrow>
            <mrow>
              <mo stretchy="false">∑</mo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over accent="true">
                        <mi>x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o stretchy="false">∑</mo>
              <msup>
                <mrow>
                  <mo fence="true" form="prefix" stretchy="false">(</mo>
                  <mrow>
                    <mrow>
                      <mi>y</mi>
                      <mo stretchy="false">−</mo>
                      <mover accent="true">
                        <mi>y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sqrt>
      </mfrac>
    </mrow>
    <annotation encoding="StarMath 5.0">r = frac { sum (x - overline {x})(y - overline {y}) } { sqrt{ sum (x - overline {x})^2 sum (y - overline{y})^2 } }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6000000DD000000DD6EBD614212C0DECD.svm"/>
      </style:chart-properties>
    </style:style>
    <style:style style:name="ch4" style:family="chart" style:data-style-name="N0">
      <style:chart-properties chart:display-label="true" chart:logarithmic="false" chart:minimum="15" chart:maximum="6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95cm" svg:height="6.764cm" xlink:href=".." xlink:type="simple" chart:class="chart:scatter" chart:column-mapping="0 1 1" chart:style-name="ch1">
        <chart:title svg:x="3.083cm" svg:y="0.271cm" chart:style-name="ch2">
          <text:p>Корреляция</text:p>
        </chart:title>
        <chart:plot-area chart:style-name="ch3" table:cell-range-address="Лист1.A11:Лист1.B15" svg:x="0.175cm" svg:y="1.185cm" svg:width="8.445cm" svg:height="5.444cm">
          <chart:coordinate-region svg:x="0.902cm" svg:y="1.384cm" svg:width="7.531cm" svg:height="4.59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1:Лист1.B15" chart:class="chart:scatter">
            <chart:domain table:cell-range-address="Лист1.A11:Лист1.A15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11:Лист1.A15</svg:desc>
                </draw:g>
              </table:table-cell>
              <table:table-cell office:value-type="float" office:value="3.9">
                <text:p>3.9</text:p>
                <draw:g>
                  <svg:desc>Лист1.B11:Лист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42cm" svg:height="6.211cm" xlink:href=".." xlink:type="simple" chart:class="chart:scatter" chart:style-name="ch1">
        <chart:title svg:x="4.207cm" svg:y="0.26cm" chart:style-name="ch2">
          <text:p>Корреляция</text:p>
        </chart:title>
        <chart:plot-area chart:style-name="ch3" table:cell-range-address="Лист1.A32:Лист1.B37" svg:x="0.22cm" svg:y="1.163cm" svg:width="10.602cm" svg:height="4.924cm">
          <chart:coordinate-region svg:x="0.842cm" svg:y="1.362cm" svg:width="9.794cm" svg:height="4.07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32:Лист1.B37" chart:class="chart:scatter">
            <chart:domain table:cell-range-address="Лист1.A32:Лист1.A3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Лист1.A32:Лист1.A37</svg:desc>
                </draw:g>
              </table:table-cell>
              <table:table-cell office:value-type="float" office:value="16">
                <text:p>16</text:p>
                <draw:g>
                  <svg:desc>Лист1.B32:Лист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draw:stroke="dash" draw:stroke-dash="Dashed_20__28_var_29_" svg:stroke-color="#004586"/>
    </style:style>
    <style:style style:name="ch9" style:family="chart">
      <style:chart-properties chart:solid-type="cuboid" chart:symbol-type="named-symbol" chart:symbol-name="circle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19cm" svg:height="5.861cm" xlink:href=".." xlink:type="simple" chart:class="chart:scatter" chart:style-name="ch1">
        <chart:title svg:x="3.895cm" svg:y="0.253cm" chart:style-name="ch2">
          <text:p>Корреляция</text:p>
        </chart:title>
        <chart:plot-area chart:style-name="ch3" table:cell-range-address="Лист1.A50:Лист1.B57" svg:x="0.208cm" svg:y="1.149cm" svg:width="10.003cm" svg:height="4.595cm">
          <chart:coordinate-region svg:x="0.936cm" svg:y="1.349cm" svg:width="8.996cm" svg:height="3.74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50:Лист1.B57" chart:class="chart:scatter">
            <chart:domain table:cell-range-address="Лист1.A50:Лист1.A57"/>
            <chart:regression-curve chart:style-name="ch8"/>
            <chart:data-point chart:repeated="2"/>
            <chart:data-point chart:style-name="ch9" chart:repeated="2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">
                <text:p>98</text:p>
                <draw:g>
                  <svg:desc>Лист1.A50:Лист1.A57</svg:desc>
                </draw:g>
              </table:table-cell>
              <table:table-cell office:value-type="float" office:value="2.1">
                <text:p>2.1</text:p>
                <draw:g>
                  <svg:desc>Лист1.B50:Лист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